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fill-color="#2e5b88" draw:textarea-horizontal-align="justify" draw:textarea-vertical-align="middle" draw:auto-grow-height="false" fo:min-height="1.95cm" fo:min-width="4.6cm"/>
    </style:style>
    <style:style style:name="Mgr2" style:family="graphic" style:parent-style-name="standard">
      <style:graphic-properties draw:fill-color="#0066cc" draw:textarea-horizontal-align="justify" draw:textarea-vertical-align="middle" draw:auto-grow-height="false" fo:min-height="1.95cm" fo:min-width="4.6cm"/>
    </style:style>
    <style:style style:name="Mgr3" style:family="graphic" style:parent-style-name="objectwithoutfill">
      <style:graphic-properties svg:stroke-width="0.106cm" svg:stroke-color="#666666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Mgr4" style:family="graphic" style:parent-style-name="objectwithoutfill">
      <style:graphic-properties svg:stroke-width="0.106cm" svg:stroke-color="#666666" draw:marker-start-width="0.358cm" draw:marker-end="Rounded_20_short_20_Arrow" draw:marker-end-width="0.458cm" draw:fill="none" draw:textarea-vertical-align="middle" fo:padding-top="0.177cm" fo:padding-bottom="0.177cm" fo:padding-left="0.302cm" fo:padding-right="0.302cm"/>
    </style:style>
    <style:style style:name="Mgr5" style:family="graphic" style:parent-style-name="objectwithoutfill">
      <style:graphic-properties svg:stroke-width="0.106cm" svg:stroke-color="#0066cc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Mgr6" style:family="graphic" style:parent-style-name="objectwithoutfill">
      <style:graphic-properties svg:stroke-width="0.106cm" svg:stroke-color="#666666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MP1" style:family="paragraph">
      <style:paragraph-properties fo:text-align="center"/>
      <style:text-properties fo:font-weight="bold"/>
    </style:style>
    <style:style style:name="MP2" style:family="paragraph">
      <loext:graphic-properties draw:fill-color="#2e5b88"/>
      <style:paragraph-properties fo:text-align="center"/>
      <style:text-properties fo:color="#ffffff" fo:font-size="16pt" fo:font-weight="bold" style:font-size-asian="16pt" style:font-size-complex="16pt"/>
    </style:style>
    <style:style style:name="MP3" style:family="paragraph">
      <loext:graphic-properties draw:fill-color="#0066cc"/>
      <style:paragraph-properties fo:text-align="center"/>
      <style:text-properties fo:color="#ffffff" fo:font-size="16pt" fo:font-weight="bold" style:font-size-asian="16pt" style:font-size-complex="16pt"/>
    </style:style>
    <style:style style:name="MP4" style:family="paragraph">
      <loext:graphic-properties draw:fill="none"/>
      <style:paragraph-properties fo:text-align="center"/>
    </style:style>
    <style:style style:name="MT1" style:family="text">
      <style:text-properties fo:color="#ffffff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2" draw:layer="backgroundobjects" svg:width="5.1cm" svg:height="2.2cm" svg:x="7.1cm" svg:y="2.6cm">
        <text:p text:style-name="MP1"><text:span text:style-name="MT1">Business </text:span></text:p>
        <text:p text:style-name="MP1"><text:span text:style-name="MT1">Understanding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xml:id="id1" draw:id="id1" draw:layer="backgroundobjects" svg:width="5.1cm" svg:height="2.2cm" svg:x="13.5cm" svg:y="2.6cm">
        <text:p text:style-name="MP1"><text:span text:style-name="MT1">Analytic </text:span></text:p>
        <text:p text:style-name="MP1"><text:span text:style-name="MT1">approach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xml:id="id2" draw:id="id2" draw:layer="backgroundobjects" svg:width="5.1cm" svg:height="2.2cm" svg:x="20.1cm" svg:y="4.5cm">
        <text:p text:style-name="MP1"><text:span text:style-name="MT1">Data </text:span></text:p>
        <text:p text:style-name="MP1"><text:span text:style-name="MT1">requirement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draw:layer="backgroundobjects" svg:width="5.1cm" svg:height="2.2cm" svg:x="20.1cm" svg:y="7.5cm">
        <text:p text:style-name="MP1"><text:span text:style-name="MT1">Data </text:span></text:p>
        <text:p text:style-name="MP1"><text:span text:style-name="MT1">collection</text:span></text:p>
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</draw:custom-shape>
      <draw:custom-shape draw:style-name="Mgr1" draw:text-style-name="MP2" draw:layer="backgroundobjects" svg:width="5.1cm" svg:height="2.2cm" svg:x="20.1cm" svg:y="10.5cm">
        <text:p text:style-name="MP1"><text:span text:style-name="MT1">Exploratory </text:span></text:p>
        <text:p text:style-name="MP1"><text:span text:style-name="MT1">analysi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2" draw:text-style-name="MP3" xml:id="id5" draw:id="id5" draw:layer="backgroundobjects" svg:width="5.1cm" svg:height="2.2cm" svg:x="10.7cm" svg:y="9cm">
        <text:p text:style-name="MP1"><text:span text:style-name="MT1">Business </text:span></text:p>
        <text:p text:style-name="MP1"><text:span text:style-name="MT1">Feedback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xml:id="id4" draw:id="id4" draw:layer="backgroundobjects" svg:width="5.1cm" svg:height="2.2cm" svg:x="13.5cm" svg:y="15.2cm">
        <text:p text:style-name="MP1"><text:span text:style-name="MT1">Data </text:span></text:p>
        <text:p text:style-name="MP1"><text:span text:style-name="MT1">transformation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xml:id="id3" draw:id="id3" draw:layer="backgroundobjects" svg:width="5.1cm" svg:height="2.2cm" svg:x="20.1cm" svg:y="13.382cm">
        <text:p text:style-name="MP1"><text:span text:style-name="MT1">Data </text:span></text:p>
        <text:p text:style-name="MP1"><text:span text:style-name="MT1">Understanding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draw:layer="backgroundobjects" svg:width="5.1cm" svg:height="2.2cm" svg:x="7.1cm" svg:y="15.2cm">
        <text:p text:style-name="MP1"><text:span text:style-name="MT1">Modeling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xml:id="id6" draw:id="id6" draw:layer="backgroundobjects" svg:width="5.1cm" svg:height="2.2cm" svg:x="2.4cm" svg:y="10.8cm">
        <text:p text:style-name="MP1"><text:span text:style-name="MT1">Evaluation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2" draw:layer="backgroundobjects" svg:width="5.1cm" svg:height="2.2cm" svg:x="2.4cm" svg:y="6.8cm">
        <text:p text:style-name="MP1"><text:span text:style-name="MT1">Deployment </text:span></text:p>
        <text:p text:style-name="MP1"><text:span text:style-name="MT1">&amp; monitor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onnector draw:style-name="Mgr3" draw:text-style-name="MP4" draw:layer="backgroundobjects" draw:type="curve" svg:x1="18.6cm" svg:y1="3.7cm" svg:x2="22.65cm" svg:y2="4.5cm" draw:start-shape="id1" draw:start-glue-point="7" draw:end-shape="id2" draw:end-glue-point="4" svg:d="M18600 3700c2700 0 4050 266 4050 800" svg:viewBox="0 0 4051 801">
        <text:p/>
      </draw:connector>
      <draw:line draw:style-name="Mgr4" draw:text-style-name="MP4" draw:layer="backgroundobjects" svg:x1="22cm" svg:y1="6.7cm" svg:x2="22cm" svg:y2="7.5cm">
        <text:p/>
      </draw:line>
      <draw:line draw:style-name="Mgr4" draw:text-style-name="MP4" draw:layer="backgroundobjects" svg:x1="23.3cm" svg:y1="7.5cm" svg:x2="23.324cm" svg:y2="6.7cm">
        <text:p/>
      </draw:line>
      <draw:line draw:style-name="Mgr4" draw:text-style-name="MP4" draw:layer="backgroundobjects" svg:x1="21.9cm" svg:y1="9.7cm" svg:x2="21.9cm" svg:y2="10.5cm">
        <text:p/>
      </draw:line>
      <draw:line draw:style-name="Mgr4" draw:text-style-name="MP4" draw:layer="backgroundobjects" svg:x1="23.3cm" svg:y1="10.5cm" svg:x2="23.324cm" svg:y2="9.7cm">
        <text:p/>
      </draw:line>
      <draw:line draw:style-name="Mgr4" draw:text-style-name="MP4" draw:layer="backgroundobjects" svg:x1="22.8cm" svg:y1="12.6cm" svg:x2="22.8cm" svg:y2="13.4cm">
        <text:p/>
      </draw:line>
      <draw:line draw:style-name="Mgr4" draw:text-style-name="MP4" draw:layer="backgroundobjects" svg:x1="13.5cm" svg:y1="16.278cm" svg:x2="12.1cm" svg:y2="16.3cm">
        <text:p/>
      </draw:line>
      <draw:connector draw:style-name="Mgr3" draw:text-style-name="MP4" draw:layer="backgroundobjects" draw:type="curve" svg:x1="22.65cm" svg:y1="15.582cm" svg:x2="18.6cm" svg:y2="16.3cm" draw:start-shape="id3" draw:start-glue-point="6" draw:end-shape="id4" draw:end-glue-point="7" svg:d="M22650 15582c0 479-1350 718-4050 718" svg:viewBox="0 0 4051 719">
        <text:p/>
      </draw:connector>
      <draw:line draw:style-name="Mgr4" draw:text-style-name="MP4" draw:layer="backgroundobjects" svg:x1="4.827cm" svg:y1="10.727cm" svg:x2="4.866cm" svg:y2="8.927cm">
        <text:p/>
      </draw:line>
      <draw:line draw:style-name="Mgr4" draw:text-style-name="MP4" draw:layer="backgroundobjects" svg:x1="12.2cm" svg:y1="3.8cm" svg:x2="13.5cm" svg:y2="3.8cm">
        <text:p/>
      </draw:line>
      <draw:connector draw:style-name="Mgr5" draw:text-style-name="MP4" draw:layer="backgroundobjects" draw:type="curve" svg:x1="15.8cm" svg:y1="10.1cm" svg:x2="20.074cm" svg:y2="11.663cm" draw:start-shape="id5" svg:d="M15800 10100c3582 0 1445 1563 4274 1563" svg:viewBox="0 0 4275 1564">
        <text:p/>
      </draw:connector>
      <draw:connector draw:style-name="Mgr5" draw:text-style-name="MP4" draw:layer="backgroundobjects" draw:type="curve" svg:x1="16.05cm" svg:y1="4.8cm" svg:x2="15.1cm" svg:y2="9.063cm" draw:start-shape="id1" draw:start-glue-point="6" svg:d="M16050 4800c0 3574-950 1443-950 4263" svg:viewBox="0 0 951 4264">
        <text:p/>
      </draw:connector>
      <draw:connector draw:style-name="Mgr5" draw:text-style-name="MP4" draw:layer="backgroundobjects" draw:type="curve" svg:x1="7.5cm" svg:y1="11.9cm" svg:x2="10.7cm" svg:y2="10.1cm" draw:start-shape="id6" draw:start-glue-point="7" draw:end-shape="id5" draw:end-glue-point="5" svg:d="M7500 11900c2401 0 802-1800 3200-1800" svg:viewBox="0 0 3201 1801">
        <text:p/>
      </draw:connector>
      <draw:path draw:style-name="Mgr6" draw:text-style-name="MP4" draw:layer="backgroundobjects" svg:width="1.761cm" svg:height="1.181cm" draw:transform="rotate (-0.837932573882478) translate (7.604cm 13cm)" svg:viewBox="0 0 1762 1182" svg:d="M0 0c1345 0 1762 1182 1762 1182">
        <text:p/>
      </draw:path>
      <draw:path draw:style-name="Mgr6" draw:text-style-name="MP4" draw:layer="backgroundobjects" svg:width="1.761cm" svg:height="1.181cm" draw:transform="rotate (2.30348554678212) translate (6.69999998647007cm 15.3000000121739cm)" svg:viewBox="0 0 1762 1182" svg:d="M0 0c1345 0 1762 1182 1762 1182">
        <text:p/>
      </draw:path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22:37:52.989594987</meta:creation-date>
    <dc:date>2017-01-04T08:17:14.118322533</dc:date>
    <meta:editing-duration>PT8H44M32S</meta:editing-duration>
    <meta:editing-cycles>6</meta:editing-cycles>
    <meta:generator>LibreOffice/5.1.4.2$Linux_X86_64 LibreOffice_project/10m0$Build-2</meta:generator>
    <meta:document-statistic meta:object-count="26"/>
  </office:meta>
</office:document-meta>
</file>